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9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37"/>
  </office:automatic-styles>
  <office:body>
    <office:spreadsheet>
      <table:table table:name="Examp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</table:table>
      <table:table table:name="Examp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Example3" table:style-name="ta1" table:print="false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 float</text:p>
          </table:table-cell>
          <table:table-cell office:value-type="float" office:value="3.14" calcext:value-type="float">
            <text:p>3,14</text:p>
          </table:table-cell>
        </table:table-row>
        <table:table-row table:style-name="ro1">
          <table:table-cell office:value-type="string" calcext:value-type="string">
            <text:p>A date</text:p>
          </table:table-cell>
          <table:table-cell table:style-name="ce6" office:value-type="date" office:date-value="1975-05-07" calcext:value-type="date">
            <text:p>07/05/75</text:p>
          </table:table-cell>
        </table:table-row>
      </table:table>
      <table:named-expressions>
        <table:named-range table:name="nr_1" table:base-cell-address="$Example1.$C$1" table:cell-range-address="$Example1.$C$1"/>
        <table:named-range table:name="nr_6" table:base-cell-address="$Example1.$D$3" table:cell-range-address="$Example1.$D$3:.$F$4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/00/0000</text:date>, <text:time style:data-style-name="N2" text:time-value="12:37:49.17748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1-24T16:46:59</meta:creation-date>
    <dc:date>2009-11-27T12:22:49</dc:date>
    <meta:editing-duration>PT04H45M54S</meta:editing-duration>
    <meta:editing-cycles>17</meta:editing-cycles>
    <meta:generator>LibreOffice/6.0.3.2$MacOSX_X86_64 LibreOffice_project/8f48d515416608e3a835360314dac7e47fd0b821</meta:generator>
    <meta:document-statistic meta:table-count="3" meta:cell-count="32" meta:object-count="0"/>
  </office:meta>
</office:document-meta>
</file>